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cc99"/>
    </style:style>
    <style:style style:name="T5" style:family="text">
      <style:text-properties fo:font-size="26pt"/>
    </style:style>
    <style:style style:name="T6" style:family="text">
      <style:text-properties fo:color="#ffff00" fo:font-size="26pt"/>
    </style:style>
    <style:style style:name="T7" style:family="text">
      <style:text-properties fo:color="#ffcc99" fo:font-size="16pt" fo:font-weight="bold"/>
    </style:style>
    <style:style style:name="T8" style:family="text">
      <style:text-properties fo:color="#23ff23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midterm review</presentation:footer-decl>
      <presentation:footer-decl presentation:name="ftr2">CMPTxxxx</presentation:footer-decl>
      <presentation:date-time-decl presentation:name="dtd1" presentation:source="fixed">10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Midterm Review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0 Mar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pics in object-oriented design</text:p>
          </draw:text-box>
        </draw:frame>
        <draw:frame presentation:style-name="pr5" draw:text-style-name="P3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3">Classes, <text:span text:style-name="T1">inheritance</text:span>, polymorphism</text:p>
              </text:list-item>
            </text:list>
            <text:list text:style-name="L3">
              <text:list-item>
                <text:p text:style-name="P3">UML diagrams: <text:span text:style-name="T1">class diagram</text:span>, inheritance chart</text:p>
              </text:list-item>
            </text:list>
            <text:list text:style-name="L3">
              <text:list-item>
                <text:p text:style-name="P3"><text:span text:style-name="T1">Interfaces</text:span></text:p>
              </text:list-item>
            </text:list>
            <text:list text:style-name="L3">
              <text:list-item>
                <text:p text:style-name="P3"><text:span text:style-name="T1">Abstract</text:span> super-classes</text:p>
              </text:list-item>
            </text:list>
            <text:list text:style-name="L3">
              <text:list-item>
                <text:p text:style-name="P3">Access <text:span text:style-name="T1">modifiers</text:span></text:p>
              </text:list-item>
            </text:list>
            <text:list text:style-name="L3">
              <text:list-item>
                <text:p text:style-name="P3">Other modifiers: <text:span text:style-name="T1">static</text:span>, <text:span text:style-name="T1">final</text:span></text:p>
              </text:list-item>
            </text:list>
            <text:list text:style-name="L3">
              <text:list-item>
                <text:p text:style-name="P3"><text:span text:style-name="T1">Java</text:span> language syntax</text:p>
              </text:list-item>
            </text:list>
            <text:list text:style-name="L3">
              <text:list-item>
                <text:list>
                  <text:list-item>
                    <text:p text:style-name="P4">Strings, <text:span text:style-name="T1">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structo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Topics in Swing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Swing <text:span text:style-name="T1">classes</text:span>, <text:span text:style-name="T1">components</text:span></text:p>
              </text:list-item>
            </text:list>
            <text:list text:style-name="L3">
              <text:list-item>
                <text:p text:style-name="P3"><text:span text:style-name="T1">JPanel</text:span> and <text:span text:style-name="T1">JFrame</text:span></text:p>
              </text:list-item>
            </text:list>
            <text:list text:style-name="L3">
              <text:list-item>
                <text:p text:style-name="P3">Making a basic Swing <text:span text:style-name="T1">program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ain(), createAndShowGUI(), constructor</text:span></text:p>
                  </text:list-item>
                </text:list>
              </text:list-item>
            </text:list>
            <text:list text:style-name="L3">
              <text:list-item>
                <text:p text:style-name="P3">Common Swing <text:span text:style-name="T1">widgets</text:span>: buttons, textbox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yout</text:span> concep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vent</text:span> handling; delegate classes</text:p>
              </text:list-item>
            </text:list>
            <text:list text:style-name="L3">
              <text:list-item>
                <text:p text:style-name="P3"><text:span text:style-name="T1">Graphics</text:span>: paint() / paintComponent(), drawing fun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Topics in file I/O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File</text:span></text:p>
              </text:list-item>
            </text:list>
            <text:list text:style-name="L3">
              <text:list-item>
                <text:p text:style-name="P3"><text:span text:style-name="T1">Streams</text:span>: input / output</text:p>
              </text:list-item>
            </text:list>
            <text:list text:style-name="L3">
              <text:list-item>
                <text:p text:style-name="P3">Kinds of streams: <text:span text:style-name="T1">character</text:span>, <text:span text:style-name="T1">byte</text:span>, <text:span text:style-name="T1">object</text:span>-based</text:p>
              </text:list-item>
            </text:list>
            <text:list text:style-name="L3">
              <text:list-item>
                <text:p text:style-name="P3"><text:span text:style-name="T1">Serialization</text:span></text:p>
              </text:list-item>
            </text:list>
            <text:list text:style-name="L3">
              <text:list-item>
                <text:list>
                  <text:list-item>
                    <text:p text:style-name="P4">How to make a <text:span text:style-name="T1">class</text:span> serializ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w to <text:span text:style-name="T1">read</text:span>/<text:span text:style-name="T1">write</text:span> a serializable objec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erial</text:span> access vs. <text:span text:style-name="T1">random</text:span>-access fil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1</text:p>
          </draw:text-box>
        </draw:frame>
        <draw:frame presentation:style-name="pr10" draw:text-style-name="P3" draw:id="id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Explain what the <text:span text:style-name="T1">JDK</text:span> and <text:span text:style-name="T1">JRE</text:span> are and contrast them.</text:p>
              </text:list-item>
            </text:list>
            <text:list text:style-name="L3">
              <text:list-item>
                <text:p text:style-name="P3">Explain what an <text:span text:style-name="T1">applet</text:span> is.</text:p>
              </text:list-item>
            </text:list>
            <text:list text:style-name="L3">
              <text:list-item>
                <text:p text:style-name="P3">How are <text:span text:style-name="T1">comments</text:span> done in Java? <text:s/>(both ways)</text:p>
              </text:list-item>
            </text:list>
            <text:list text:style-name="L3">
              <text:list-item>
                <text:p text:style-name="P3">Each box in a UML <text:span text:style-name="T1">class diagram</text:span> has <text:span text:style-name="T2">three</text:span> sections. <text:s/>What are they?</text:p>
              </text:list-item>
            </text:list>
            <text:list text:style-name="L3">
              <text:list-item>
                <text:p text:style-name="P3">What is method <text:span text:style-name="T1">overloading?</text:span></text:p>
              </text:list-item>
            </text:list>
            <text:list text:style-name="L3">
              <text:list-item>
                <text:p text:style-name="P3">Write a complete command-line Java <text:span text:style-name="T1">program</text:span> that prints “<text:span text:style-name="T2">Hello World!</text:span>”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oc-comments</text:span> not necessa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Quiz 2</text:p>
          </draw:text-box>
        </draw:frame>
        <draw:frame presentation:style-name="pr8" draw:text-style-name="P3" draw:id="id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In Java, what does <text:span text:style-name="T1">final</text:span> mean when applied to:</text:p>
              </text:list-item>
            </text:list>
            <text:list text:style-name="L3">
              <text:list-item>
                <text:list>
                  <text:list-item>
                    <text:p text:style-name="P4">(a) <text:span text:style-name="T1">attributes</text:span>, (b) <text:span text:style-name="T1">methods</text:span>, (c) <text:span text:style-name="T1">classes</text:span>?</text:p>
                  </text:list-item>
                </text:list>
              </text:list-item>
            </text:list>
            <text:list text:style-name="L3">
              <text:list-item>
                <text:p text:style-name="P3">Name and give a short description of each of the <text:span text:style-name="T1">eight</text:span> primitive Java <text:span text:style-name="T1">types</text:span></text:p>
              </text:list-item>
            </text:list>
            <text:list text:style-name="L3">
              <text:list-item>
                <text:p text:style-name="P3">Write a short bit of Java code encoding these <text:span text:style-name="T1">relationships</text:span>: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fido</text:span> <text:span text:style-name="T1">is a </text:span><text:span text:style-name="T2">Dog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A <text:span text:style-name="T2">Dog</text:span> is a <text:span text:style-name="T1">kind</text:span> of <text:span text:style-name="T2">Mammal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Every <text:span text:style-name="T2">Mammal</text:span> <text:span text:style-name="T1">has a</text:span> <text:span text:style-name="T2">Heart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Any <text:span text:style-name="T2">Dog</text:span> <text:span text:style-name="T1">can</text:span> <text:span text:style-name="T4">bark()</text:span>.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Quiz3</text:p>
          </draw:text-box>
        </draw:frame>
        <draw:frame presentation:style-name="pr8" draw:text-style-name="P3" draw:id="id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5">Give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ublic class Ferrari extends Car {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Car sentra = new Ca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Ferrari f430 = new Ferrari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hich of the following are </text:span><text:span text:style-name="T6">legal</text:span><text:span text:style-name="T5">, and why?</text:span><text:span text:style-name="T5"><text:tab/></text:span><text:span text:style-name="T5"><text:tab/></text:span><text:span text:style-name="T5"><text:tab/></text:span><text:span text:style-name="T7">[6]</text:span><text:span text:style-name="T5"><text:line-break/></text:span><text:span text:style-name="T5">(a) </text:span><text:span text:style-name="T8">sentra = f430</text:span><text:span text:style-name="T5"><text:tab/></text:span><text:span text:style-name="T5"><text:tab/></text:span><text:span text:style-name="T5">(b) </text:span><text:span text:style-name="T8">f430 = (Ferrari) sentra</text:span><text:span text:style-name="T5"><text:line-break/></text:span><text:span text:style-name="T5">(c) </text:span><text:span text:style-name="T8">sentra = f430; f430 = (Ferrari) sentr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Contrast </text:span><text:span text:style-name="T6">abstract superclasses</text:span><text:span text:style-name="T5"> with </text:span><text:span text:style-name="T6">interfaces</text:span><text:span text:style-name="T6"><text:tab/></text:span><text:span text:style-name="T6"><text:tab/></text:span><text:span text:style-name="T7">[4]</text:span></text:p>
              </text:list-item>
            </text:list>
            <text:list text:style-name="L3">
              <text:list-item>
                <text:p text:style-name="P3"><text:span text:style-name="T5">Contrast </text:span><text:span text:style-name="T6">JFrame</text:span><text:span text:style-name="T5">s with </text:span><text:span text:style-name="T6">JPanel</text:span><text:span text:style-name="T5">s</text:span><text:span text:style-name="T5"><text:tab/></text:span><text:span text:style-name="T5"><text:tab/></text:span><text:span text:style-name="T5"><text:tab/></text:span><text:span text:style-name="T7">[4]</text:span></text:p>
              </text:list-item>
            </text:list>
            <text:list text:style-name="L3">
              <text:list-item>
                <text:p text:style-name="P3"><text:span text:style-name="T6">Pseudocode</text:span><text:span text:style-name="T5"> a simple event-based Swing </text:span><text:span text:style-name="T6">program</text:span><text:span text:style-name="T5"> as a subclass of either </text:span><text:span text:style-name="T8">JFrame</text:span><text:span text:style-name="T5"> or </text:span><text:span text:style-name="T8">JPanel</text:span><text:span text:style-name="T5"><text:tab/></text:span><text:span text:style-name="T5"><text:tab/></text:span><text:span text:style-name="T5"><text:tab/></text:span><text:span text:style-name="T7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4</text:p>
          </draw:text-box>
        </draw:frame>
        <draw:frame presentation:style-name="pr5" draw:text-style-name="P3" draw:id="id4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id="id5" text:style-name="P3">Describe the <text:span text:style-name="T1">MVC</text:span> design pattern in your own words, including an <text:span text:style-name="T2">example</text:span>.</text:p>
              </text:list-item>
            </text:list>
            <text:list text:style-name="L3">
              <text:list-item>
                <text:p text:id="id6" text:style-name="P3">Describe at least <text:span text:style-name="T2">two</text:span> <text:span text:style-name="T1">drawing</text:span> methods in the <text:span text:style-name="T2">java.awt.Graphics</text:span> API, including <text:span text:style-name="T2">parameters</text:span>.</text:p>
              </text:list-item>
            </text:list>
            <text:list text:style-name="L3">
              <text:list-item>
                <text:p text:id="id7" text:style-name="P3">In <text:span text:style-name="T2">graphics</text:span>, what is the <text:span text:style-name="T1">clip</text:span> region?</text:p>
              </text:list-item>
            </text:list>
            <text:list text:style-name="L3">
              <text:list-item>
                <text:p text:id="id8" text:style-name="P3">What information does a <text:span text:style-name="T1">File</text:span> object hold in Java?</text:p>
              </text:list-item>
            </text:list>
            <text:list text:style-name="L3">
              <text:list-item>
                <text:p text:id="id9" text:style-name="P3">Tell me everything you know about <text:span text:style-name="T1">serialization</text:span> in Ja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background" smil:attributeName="visibility" smil:to="visible"/>
                  <anim:transitionFilter smil:dur="0.5s" smil:targetElement="id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3-10T10:43:18</meta:creation-date>
    <dc:creator>Sean Ho</dc:creator>
    <dc:date>2008-03-10T10:54:25</dc:date>
    <meta:editing-cycles>2</meta:editing-cycles>
    <meta:editing-duration>PT11M14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